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ail" svg:font-family="Arail"/>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lwg Typist" fo:font-size="11pt" style:font-size-asian="11pt" style:font-size-complex="11pt"/>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fo:color="#000000" style:font-name="Tlwg Typist" fo:font-size="11pt" style:font-size-asian="11pt" style:font-size-complex="11pt"/>
    </style:style>
    <style:style style:name="P5" style:family="paragraph" style:parent-style-name="Standard">
      <style:text-properties fo:color="#000000" style:font-name="Arial" fo:font-size="12pt" style:font-size-asian="10.5pt" style:font-size-complex="12pt"/>
    </style:style>
    <style:style style:name="P6" style:family="paragraph" style:parent-style-name="Text_20_body">
      <style:text-properties fo:color="#000000" style:font-name="Arial"/>
    </style:style>
    <style:style style:name="P7" style:family="paragraph" style:parent-style-name="Standard">
      <style:text-properties fo:color="#000000"/>
    </style:style>
    <style:style style:name="P8" style:family="paragraph" style:parent-style-name="Standard">
      <style:text-properties fo:color="#000000" style:font-name="Arial" fo:font-size="12pt" style:font-size-asian="10.5pt" style:font-size-complex="12pt"/>
    </style:style>
    <style:style style:name="P9" style:family="paragraph" style:parent-style-name="Standard">
      <style:text-properties fo:color="#000000" style:font-name="Tlwg Typist" fo:font-size="11pt" style:font-size-asian="11pt" style:font-size-complex="11pt"/>
    </style:style>
    <style:style style:name="P10" style:family="paragraph" style:parent-style-name="Standard">
      <style:text-properties fo:color="#000000" style:font-name="Tlwg Typist" fo:font-size="11pt" fo:font-weight="bold" style:font-size-asian="11pt" style:font-weight-asian="bold" style:font-size-complex="11pt" style:font-weight-complex="bold"/>
    </style:style>
    <style:style style:name="P11" style:family="paragraph" style:parent-style-name="Text_20_body">
      <style:text-properties fo:color="#000000"/>
    </style:style>
    <style:style style:name="P12" style:family="paragraph" style:parent-style-name="Text_20_body">
      <style:text-properties fo:color="#000000" style:font-name="Tlwg Typist" fo:font-size="11pt" style:font-size-asian="11pt" style:font-size-complex="11pt"/>
    </style:style>
    <style:style style:name="P13" style:family="paragraph" style:parent-style-name="Text_20_body">
      <style:text-properties fo:color="#000000" style:font-name="Arial"/>
    </style:style>
    <style:style style:name="P14" style:family="paragraph" style:parent-style-name="Text_20_body">
      <style:text-properties fo:color="#000000" style:font-name="Arail"/>
    </style:style>
    <style:style style:name="P15" style:family="paragraph" style:parent-style-name="Heading_20_1">
      <style:text-properties fo:color="#000000"/>
    </style:style>
    <style:style style:name="P16" style:family="paragraph" style:parent-style-name="Heading_20_3">
      <style:text-properties fo:color="#000000"/>
    </style:style>
    <style:style style:name="P17" style:family="paragraph" style:parent-style-name="Heading_20_3">
      <style:text-properties fo:color="#000000" style:font-name="Arial"/>
    </style:style>
    <style:style style:name="T1" style:family="text">
      <style:text-properties fo:color="#ff0000"/>
    </style:style>
    <style:style style:name="T2" style:family="text">
      <style:text-properties fo:color="#000000" style:font-name="Tlwg Typist" fo:font-size="11pt" style:font-size-asian="11pt" style:font-size-complex="11pt"/>
    </style:style>
    <style:style style:name="T3" style:family="text">
      <style:text-properties fo:color="#000000" style:font-name="Arial"/>
    </style:style>
    <style:style style:name="T4" style:family="text">
      <style:text-properties style:font-name="Arial"/>
    </style:style>
    <style:style style:name="T5" style:family="text">
      <style:text-properties style:font-name="Arail"/>
    </style:style>
    <style:style style:name="T6" style:family="text">
      <style:text-properties style:font-name="Tlwg Typist" fo:font-size="11pt" style:font-size-asian="11pt" style:font-size-complex="11pt"/>
    </style:style>
    <style:style style:name="T7" style:family="text">
      <style:text-properties fo:font-size="11pt" style:font-size-asian="11pt" style:font-size-complex="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t;&lt;FAQ, results=hide, echo=FALSE&gt;&gt;= </text:p>
      <text:p text:style-name="P4"># (c) 2012 Konstantin Sering &lt;konstantin.sering [aet] gmail.com&gt;</text:p>
      <text:p text:style-name="P4"># (cc)-by-sa (http://creativecommons.org/licenses/by-sa/3.0/)</text:p>
      <text:p text:style-name="P4">#</text:p>
      <text:p text:style-name="P4"># Frage: Wie bekomme ich die Daten in diese Datei?</text:p>
      <text:p text:style-name="P4"># ------------------------------------------------</text:p>
      <text:p text:style-name="P4"># Antwort: Die Daten am Besten mit LibreOffice Calc, OpenOffice</text:p>
      <text:p text:style-name="P4"># Calc oder Excel eingeben. Eine Vorlage sollte in diesem Ordner</text:p>
      <text:p text:style-name="P4"># liegen. </text:p>
      <text:p text:style-name="P4"># Dann die Daten mit „Speichern unter...“ als csv Datei abspeichern</text:p>
      <text:p text:style-name="P4"># und zwar Tabulator ({tab}) getrennt und mit Anführungstrichen</text:p>
      <text:p text:style-name="P4"># als Textbegrenzer.</text:p>
      <text:p text:style-name="P4"># Dann können die Daten mit read.table eingelesen werden. Hier</text:p>
      <text:p text:style-name="P4"># muss evtl. noch der Dateiname angepasst werden. Standard ist</text:p>
      <text:p text:style-name="P4"># daten_wissenstest.csv, daten_evaluation.csv,</text:p>
      <text:p text:style-name="P4"># daten_evaluation_lehrer.csv.</text:p>
      <text:p text:style-name="P4">#</text:p>
      <text:p text:style-name="P4"># Frage: Wie werte ich die Daten aus?</text:p>
      <text:p text:style-name="P4"># -----------------------------------</text:p>
      <text:p text:style-name="P4"># Diese Datei und die Daten abgespeichert als csv-Dateien müssen </text:p>
      <text:p text:style-name="P4"># in einem Ordner liegen.</text:p>
      <text:p text:style-name="P4"># Jetzt öffnen Sie das Programm R und legen den Arbeitspfad in den</text:p>
      <text:p text:style-name="P4"># Ordner, indem sich diese Datei und die Daten befinden. Dies geht</text:p>
      <text:p text:style-name="P4"># entweder über das Menü oder mit Hilfe des Befehls</text:p>
      <text:p text:style-name="P4"># setwd(„/hier/kommt/der/Pfad/“).</text:p>
      <text:p text:style-name="P4"># Dann führt folgende zwei Befehle aus </text:p>
      <text:p text:style-name="P4"># library(odfWeave)</text:p>
      <text:p text:style-name="P4"># odfWeave('auswertung_weave.odt', 'ausgewertete_ergebnis.odt', </text:p>
      <text:p text:style-name="P4"># workDir='workdir').</text:p>
      <text:p text:style-name="P4"># sollte dieser nicht funktionieren, so sollte man mit </text:p>
      <text:p text:style-name="P4"># install.packages('odfWeave') das Pakete noch installieren. Dafür</text:p>
      <text:p text:style-name="P4"># ist eine Internetverbindung notwendig.</text:p>
      <text:p text:style-name="P4"># Jetzt sollte sich in der Datei ausgewerteteDatei.odt die</text:p>
      <text:p text:style-name="P4"># Ergebnisse und die Plots befinden.</text:p>
      <text:p text:style-name="P4">#</text:p>
      <text:p text:style-name="P4"># Frage: install.packages('odfWeave') funktioniert bei mir nicht. Was </text:p>
      <text:p text:style-name="P4"># kann ich tun?</text:p>
      <text:p text:style-name="P4"># -------------------------------------------------------------------</text:p>
      <text:p text:style-name="P4"># Das Paket „XML“ macht manchmal Probleme. Um dieses Paket zu </text:p>
      <text:p text:style-name="P4"># installieren muss die libxml2-dev installiert sein (unter Linux und Mac </text:p>
      <text:p text:style-name="P4"># OSX). Dies geht unter debian/ubuntu mittels „sudo apt-get libxml2-dev“. </text:p>
      <text:p text:style-name="P4"># Wie es genau unter Mac OSX geht, weiß ich nicht. Für Windows gibt es </text:p>
      <text:p text:style-name="P4"># angeblich unter </text:p>
      <text:p text:style-name="P4"># http://www.stats.ox.ac.uk/pub/RWin/bin/windows/contrib/2.14/ ein </text:p>
      <text:p text:style-name="P4"># Binärpaket zum Insatllieren. Genauere Informationen schlägt man bitte </text:p>
      <text:p text:style-name="P4"># unter http://cran.r-project.org/web/packages/XML/index.html nach.</text:p>
      <text:p text:style-name="P4">#</text:p>
      <text:p text:style-name="P4">#</text:p>
      <text:p text:style-name="P4">@</text:p>
      <text:p text:style-name="P4"><text:soft-page-break/>&lt;&lt;Dateneinlesen, results=hide, echo=FALSE&gt;&gt;=</text:p>
      <text:p text:style-name="P10"># Hier müssen die richtigen Dateien eingetragen werden:</text:p>
      <text:p text:style-name="P10">wissen &lt;- read.table('../lea_julia/daten_wissenstest_lj.csv', flush=T, header=T) </text:p>
      <text:p text:style-name="P10">evaluation &lt;- read.table('../lea_julia/daten_evaluation_lj.csv', flush=T, header=T)</text:p>
      <text:p text:style-name="P10">#lehrer &lt;- read.table('../lea_julia/daten_evaluation_lehrer_lj.csv', flush=T, header=T)</text:p>
      <text:p text:style-name="P4">@</text:p>
      <text:p text:style-name="P4">&lt;&lt;Datenaufbereitung, results=hide, echo=FALSE&gt;&gt;=</text:p>
      <text:p text:style-name="P4"># Wir nehmen an, dass in der ersten Zeile die Lösungen stehen</text:p>
      <text:p text:style-name="P4">korrekt &lt;- function (x) {x == wissen[1,-c(1,2)]}</text:p>
      <text:p text:style-name="P4"># Erzeuge neues Dataframe, welches TRUE für richtig beantwortete Fragen und</text:p>
      <text:p text:style-name="P4"># FALSE für falsch beantwortete Fragen enthält.</text:p>
      <text:p text:style-name="P4"># Nicht beantwortete Items werden als falsch bewertet.</text:p>
      <text:p text:style-name="P4">wissen.korrekt &lt;- data.frame(test=wissen$test, id=wissen$id)</text:p>
      <text:p text:style-name="P4">for (v in names(wissen)[-c(1,2)]) {</text:p>
      <text:p text:style-name="P4"><text:s text:c="4"/>wissen.korrekt &lt;- cbind(wissen.korrekt, (wissen[[v]]==wissen[[v]][1]))</text:p>
      <text:p text:style-name="P4">}</text:p>
      <text:p text:style-name="P4">names(wissen.korrekt) &lt;- names(wissen)</text:p>
      <text:p text:style-name="P4"/>
      <text:p text:style-name="P4"># Die erste Zeile mit Lösungen wird gelöscht.</text:p>
      <text:p text:style-name="P4">wissen.korrekt &lt;- wissen.korrekt[-1,]</text:p>
      <text:p text:style-name="P4"># die Faktorstufen, die durch das Löschen der Zeile nicht mehr vorkommen</text:p>
      <text:p text:style-name="P4"># werden entfernt.</text:p>
      <text:p text:style-name="P4">wissen.korrekt$test &lt;- as.factor(as.character(wissen.korrekt$test))</text:p>
      <text:p text:style-name="P4">wissen.korrekt$id &lt;- as.factor(as.character(wissen.korrekt$id))</text:p>
      <text:p text:style-name="P4">wissen.korrekt.test &lt;- aggregate(as.matrix(wissen.korrekt[,-c(1,2)])~test, wissen.korrekt, FUN=mean)</text:p>
      <text:p text:style-name="P4">names(wissen.korrekt.test) &lt;- c("test", names(wissen.korrekt)[-c(1,2)])</text:p>
      <text:p text:style-name="P4">wissen.korrekt.mean &lt;- apply(wissen.korrekt.test[,-1], 1, mean)</text:p>
      <text:p text:style-name="P4">names(wissen.korrekt.mean) &lt;- as.character(wissen.korrekt.test[,1])</text:p>
      <text:p text:style-name="P4">@</text:p>
      <text:p text:style-name="P4">&lt;&lt;createPlot, results=hide, echo=FALSE&gt;&gt;=</text:p>
      <text:p text:style-name="P4">png('Pictures/wissen_vor_nach.png', 4, 4, units='in', res=300)</text:p>
      <text:p text:style-name="P4">plot(c(2,1), wissen.korrekt.mean, ylim=c(0,1), axes=FALSE,</text:p>
      <text:p text:style-name="P4">type="l", xlab="Zeitpunkt des Wissenstests", </text:p>
      <text:p text:style-name="P4">ylab="Anteil richtig beantworteter Fragen")</text:p>
      <text:p text:style-name="P4">for (v in names(wissen.korrekt.test)[-1]) {</text:p>
      <text:p text:style-name="P4"><text:s text:c="4"/>lines(c(2,1), wissen.korrekt.test[[v]], lty=2)</text:p>
      <text:p text:style-name="P4">}</text:p>
      <text:p text:style-name="P4">lines(c(2,1), wissen.korrekt.mean, lwd=4, col="red")</text:p>
      <text:p text:style-name="P4">axis(1, at=c(1,2), labels=names(wissen.korrekt.mean)[c(2,1)])</text:p>
      <text:p text:style-name="P4">axis(2, at=c(0,1), labels=c("0%", "100%"))</text:p>
      <text:p text:style-name="P4">legend("bottomright", c("gesamt", "einzelne Aufgabe"), lty=c(1,2),</text:p>
      <text:p text:style-name="P4">lwd=c(4,1), col=c("red", "black"), bty="n")</text:p>
      <text:p text:style-name="P4">dev.off()</text:p>
      <text:p text:style-name="P4"><text:soft-page-break/>@</text:p>
      <text:h text:style-name="P15" text:outline-level="1">Wissenstest</text:h>
      <text:p text:style-name="P6">Insgesamt wurden im Vortest \Sexpr{round(wissen.korrekt.mean[2]*100)}% der Multiplechoicefragen von den Schülern richtig beantwortet. Im Nachtest wurden \Sexpr{round(wissen.korrekt.mean[1]*100)}% der Multiplechoicefragen richtig beantwortet. Die Ergebnisse sind in Abbildung 1 zusammengefasst.</text:p>
      <text:p text:style-name="P6">(Für die Statistiker: Ein einseitiger t-test für abhängige Stichproben über die Aufgaben ergibt p=\Sexpr{round(t.test(as.numeric(wissen.korrekt.test[2,-1]), as.numeric(wissen.korrekt.test[1,-1]), paired=TRUE, alternative="less")$p.value,3)}. Falls der p-Wert kleiner 0.05 ist, so weißt dies auf eine Verbesserung zwischen Vor- und Nachtest hin.)</text:p>
      <text:p text:style-name="P6"><draw:frame draw:style-name="fr1" draw:name="Frame1" text:anchor-type="paragraph" svg:width="11cm" draw:z-index="0"><draw:text-box fo:min-height="11cm"><text:p text:style-name="P1">&lt;&lt;showPlot, results=XML, echo=FALSE&gt;&gt;=</text:p><text:p text:style-name="P1">cat(odfInsertPlot('Pictures/wissen_vor_nach.png', 10, 10, units='cm'))</text:p><text:p text:style-name="P1">@</text:p><text:p text:style-name="P2">Abbildung 1: Zuwachs an richtigen Antworten im Wissenstest.</text:p></draw:text-box></draw:frame><draw:frame draw:style-name="fr2" draw:name="Frame2" text:anchor-type="paragraph" svg:x="2.815cm" svg:y="0.201cm" svg:width="11cm" draw:z-index="1"><draw:text-box fo:min-height="11cm"><text:p text:style-name="P1">&lt;&lt;showPlot1, results=XML, echo=FALSE&gt;&gt;=</text:p><text:p text:style-name="P1">cat(odfInsertPlot('Pictures/wissen_vor_nach.png', 10, 10, units='cm'))</text:p><text:p text:style-name="P1">@</text:p><text:p text:style-name="P3">Abbildung 1: Zuwachs an richtigen Antworten im Wissenstest.</text:p></draw:text-box></draw:frame>In Abbildung 1 sollten alle Linien von links nach rechts ansteigen. Außerdem sollten die meisten Geraden links in unteren Hälfte zwischen 0% und 50% anfangen und rechts zwischen 50% und 100% aufhören. Waagerechte Linien deuten auf Fragen hin, die die Schüler beim Vor und Nachtest gleich gut konnten. Die Schüler konnten damit diese Frage nicht besser durch das Wissen des Workshops/der Schulstunde beantworten. Fragen die Linien von links oben nach links unten haben, deuten darauf hin, dass den Schülern etwas beigebracht wurde, was sie dazu verleitet die Frage systematisch falsch zu beantworten. Hier sollte darauf geguckt werden, ob die Frage missverständlich formuliert wurde oder die Schülerinnen und Schüler etwas falsch verstanden haben.</text:p>
      <text:p text:style-name="P6">Eine Auflistung der Antwortwahrscheinlichkeiten für die einzelnen Wissensfragen finden sich in Tabelle 1.</text:p>
      <text:p text:style-name="P4">&lt;&lt;showTable1, results=XML, echo=FALSE&gt;&gt;=</text:p>
      <text:p text:style-name="P4">tmp &lt;- round(wissen.korrekt.test[c(2,1),-1],2)</text:p>
      <text:p text:style-name="P4">rownames(tmp) &lt;- wissen.korrekt.test[c(2,1),1]</text:p>
      <text:p text:style-name="P4"><text:soft-page-break/>odfTable(tmp)</text:p>
      <text:p text:style-name="P4">rm(tmp)</text:p>
      <text:p text:style-name="P4">@</text:p>
      <text:h text:style-name="P16" text:outline-level="3">Vorwissen</text:h>
      <text:p text:style-name="P6">Beim Vortest wurden \Sexpr{round(wissen.korrekt.mean[2]*100)}% der Fragen richtig beantwortet. Ist dies deutlich über den 25% der Ratewahrscheinlichkeit von Multiplechoicefragen mit vier Antwortmöglichkeiten und genau einer richtigen Antwort, so weißt dies auf ein gutes Vorwissen oder zu leichte Fragen hin.</text:p>
      <text:h text:style-name="P16" text:outline-level="3">Problematische Fragen</text:h>
      <text:p text:style-name="P4">&lt;&lt;showTable2, results=XML, echo=FALSE&gt;&gt;=</text:p>
      <text:p text:style-name="P4">tmp &lt;- round(wissen.korrekt.test[c(2,1),-1],2)</text:p>
      <text:p text:style-name="P4">rownames(tmp) &lt;- wissen.korrekt.test[c(2,1),1]</text:p>
      <text:p text:style-name="P4">schlechte.fragen &lt;- as.numeric(wissen.korrekt.test[2,-1])&gt;as.numeric(wissen.korrekt.test[1,-1])-0.05</text:p>
      <text:p text:style-name="P4">if (sum(schlechte.fragen)&gt;1) {</text:p>
      <text:p text:style-name="P4"><text:s text:c="4"/>odfCat('Tabelle zwei enthält alle Fragen, die im Nachtest nicht zu 5% besser beantwortet wurden.')</text:p>
      <text:p text:style-name="P4"><text:s text:c="4"/>odfTable(tmp[schlechte.fragen])</text:p>
      <text:p text:style-name="P4">} else {</text:p>
      <text:p text:style-name="P4"/>
      <text:p text:style-name="P4"><text:s text:c="4"/>odfCat('Es gibt keine Fragen, bei denen sich die Antwortwahrscheinlichkeit nicht um mindestens 5% gesteigert hat.')</text:p>
      <text:p text:style-name="P4">}</text:p>
      <text:p text:style-name="P4">rm(tmp)</text:p>
      <text:p text:style-name="P4">@</text:p>
      <text:p text:style-name="P5">Die Fragen in Tabelle 2 sollten weisen darauf hin, dass sie zu einfach waren (bei Antwortwahrscheinlichkeiten von 90-100%) oder dass das nötige Wissen nicht oder sogar falsch vermittelt wurden.</text:p>
      <text:p text:style-name="P5"/>
      <text:h text:style-name="P15" text:outline-level="1">Evaluation Schüler</text:h>
      <text:p text:style-name="P6">Insgesamt haben \Sexpr{dim(evaluation)[1]} Schülerinnen und Schüler an der Evaluation teilgenommen. Darunter waren \Sexpr{sum(evaluation[['geschl']]=='m', na.rm=T)} Jungen und \Sexpr{sum(evaluation[['geschl']]=='w', na.rm=T)} Mädchen. Der Rest hat sein Geschlecht nicht angegeben. </text:p>
      <text:p text:style-name="P6">Die Schülerinnen und Schüler waren im Schnitt \Sexpr{mean(evaluation[['alter']])} Jahre alt.</text:p>
      <text:h text:style-name="P17" text:outline-level="3">Wenig Zustimmung der Schülerinnen und Schüler</text:h>
      <text:p text:style-name="P6">Sätze denen eher nicht zugestimmt wurden. Hier sollte sich überlegt werden, ob am Konzept der Stunde etwas geändert werden kann, das Thema besser auf die Schüler zugeschnitten werden muss oder die Referentin / der Referent sich besser Vorbereiten bzw. seinen Umgang mit Schülerinnen und Schülern schulen sollte. Der Wert in Klammern hinter dem Satz gibt an, wie der Mittelwert (zwischen 1 alle stimmen nicht zu zu 4 alle stimmen zu) für diesen Satz ist.</text:p>
      <text:p text:style-name="P4"><text:soft-page-break/>&lt;&lt;ZustimmungWenig, results=verbatim, echo=FALSE&gt;&gt;=</text:p>
      <text:p text:style-name="P4">zustimmung.names &lt;- c('Uinter', 'Uspass', 'Rdeut', 'Rverst', 'Iverst')</text:p>
      <text:p text:style-name="P4">zustimmung.saetze &lt;- c(</text:p>
      <text:p text:style-name="P4">'Ich fand die Unterrichtsstunde interessant.',</text:p>
      <text:p text:style-name="P4">'Die Unterrichtsstunde hat mir Spaß gemacht.',</text:p>
      <text:p text:style-name="P4">'Der Referent hat klar und deutlich gesprochen.',</text:p>
      <text:p text:style-name="P4">'Der Referent hat alles verständlich erklärt.',</text:p>
      <text:p text:style-name="P4">'Ich habe alles verstanden.')</text:p>
      <text:p text:style-name="P4">names(zustimmung.saetze) &lt;- zustimmung.names</text:p>
      <text:p text:style-name="P4">evaluation.mean &lt;- apply(evaluation[zustimmung.names], 2, mean, rm.na=T)</text:p>
      <text:p text:style-name="P4">for (name in zustimmung.names) {</text:p>
      <text:p text:style-name="P4"><text:s text:c="4"/>if(evaluation.mean[[name]]&lt;=2.5) {</text:p>
      <text:p text:style-name="P4">cat(paste(zustimmung.saetze[name], ' (', evaluation.mean[[name]], ')\n', sep=''))}</text:p>
      <text:p text:style-name="P4">}</text:p>
      <text:p text:style-name="P4">if(!sum(evaluation.mean[zustimmung.names] &lt;= 2.5)) {</text:p>
      <text:p text:style-name="P4">cat('Die Referentin / der Referent waren gut. Allen Sätzen wurde im Mittel eher zugestimmt.')}</text:p>
      <text:p text:style-name="P7"><text:span text:style-name="T6">@</text:span></text:p>
      <text:h text:style-name="P16" text:outline-level="3">Zustimmung</text:h>
      <text:p text:style-name="P11"><text:span text:style-name="T4">Im Folgenden sind alle Sätze aufgeführt. In Klammern ist der Mittelwert der Zustimmung </text:span>(<text:span text:style-name="T4">(zwischen 1 alle stimmen nicht zu zu 4 alle stimmen zu) für den jeweiligen Satz angegeben:</text:span></text:p>
      <text:p text:style-name="P4">&lt;&lt;Zustimmung, results=verbatim, echo=FALSE&gt;&gt;=</text:p>
      <text:p text:style-name="P4">for (name in zustimmung.names) {</text:p>
      <text:p text:style-name="P4">cat(paste(zustimmung.saetze[name], ' (', evaluation.mean[[name]], ')\n', sep=''))</text:p>
      <text:p text:style-name="P4">}</text:p>
      <text:p text:style-name="P7"><text:span text:style-name="T6">@</text:span></text:p>
      <text:h text:style-name="P16" text:outline-level="3">Offene Fragen</text:h>
      <text:p text:style-name="P6">Auf die Fragen „Was hat dir gut gefallen?“ wurde wie folgt geantwortet:</text:p>
      <text:p text:style-name="P4">&lt;&lt;offeneFragen1, results=verbatim, echo=FALSE&gt;&gt;=</text:p>
      <text:p text:style-name="P4">cat(paste(na.exclude(evaluation[['Ogut']]), collapse='\n'))</text:p>
      <text:p text:style-name="P7"><text:span text:style-name="T6">@</text:span></text:p>
      <text:p text:style-name="P14">Auf die Fragen „Was hat dir nicht gefallen?“ wurde wie folgt geantwortet:</text:p>
      <text:p text:style-name="P4">&lt;&lt;offeneFragen2, results=verbatim, echo=FALSE&gt;&gt;=</text:p>
      <text:p text:style-name="P4">cat(paste(na.exclude(evaluation[['Onicht']]), collapse='\n'))</text:p>
      <text:p text:style-name="P4">@</text:p>
      <text:p text:style-name="P6">Auf die Fragen „Was hättest du dir noch gewünscht?“ wurde wie folgt geantwortet:</text:p>
      <text:p text:style-name="P4">&lt;&lt;offeneFragen3, results=verbatim, echo=FALSE&gt;&gt;=</text:p>
      <text:p text:style-name="P4">cat(paste(na.exclude(evaluation[['Owunsch']]), collapse='\n'))</text:p>
      <text:p text:style-name="P4">@</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ail" svg:font-family="Arail"/>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dium </meta:initial-creator>
    <meta:creation-date>2012-02-10T18:00:57</meta:creation-date>
    <dc:date>2012-02-19T00:52:52</dc:date>
    <dc:creator>Studium </dc:creator>
    <meta:editing-duration>PT10H9M42S</meta:editing-duration>
    <meta:editing-cycles>81</meta:editing-cycles>
    <meta:generator>LibreOffice/3.3$Unix LibreOffice_project/330m19$Build-401</meta:generator>
    <meta:document-statistic meta:table-count="0" meta:image-count="0" meta:object-count="0" meta:page-count="5" meta:paragraph-count="169" meta:word-count="1144" meta:character-count="9938"/>
  </office:meta>
</office:document-meta>
</file>